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b020" officeooo:paragraph-rsid="0011b0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1 :<text:line-break/><text:line-break/>- Analyser et executer cette requête :<text:line-break/><text:line-break/><text:tab/>CREATE TABLE directors<text:line-break/><text:tab/>(<text:line-break/><text:tab/> <text:s text:c="3"/>director_id INT PRIMARY KEY NOT NULL AUTO_INCREMENT,<text:line-break/><text:tab/> <text:s text:c="3"/>first_name VARCHAR(50),<text:line-break/><text:tab/> <text:s text:c="3"/>last_name VARCHAR(50),<text:line-break/><text:tab/> <text:s text:c="3"/>date_of_birth DATE,<text:line-break/><text:tab/> <text:s text:c="3"/>country VARCHAR(50)<text:line-break/><text:tab/>)<text:line-break/><text:line-break/>Vous remarquez que cette requête va créer une nouvelle table : celle des réalisateurs.<text:line-break/><text:line-break/>- Remplir la table des réalisateurs<text:line-break/><text:line-break/>- Analyser et executer cette requête :<text:line-break/><text:line-break/><text:tab/>ALTER TABLE movies<text:line-break/><text:tab/>ADD directorID INT,<text:line-break/><text:tab/>ADD FOREIGN KEY (directorID) REFERENCES directors(director_id);<text:line-break/><text:line-break/>Cette requête va ajouter un attribut 'directorID', dans la table 'movies', qui fait référence au director_id de 'directors' (clé étrangere).<text:line-break/><text:line-break/>- Maintenant, avec une requête, insérez l'id de chaque director dans la table 'movies' en fonction de leur nom déjà présent dans la colonne 'director'.<text:line-break/><text:line-break/>- Supprimer l'ancienne colonne 'director' avec la requête :<text:line-break/><text:tab/><text:line-break/><text:tab/>ALTER TABLE movies DROP director;<text:line-break/><text:line-break/><text:line-break/>Partie 2 :<text:line-break/>- Récupérer le nom et l'année de naissance de chaque réalisateurs<text:line-break/>- Récupérer les réalisateurs de moins de 50 ans.<text:line-break/>- Récupérer les réalisateurs de nationalité Américaine<text:line-break/><text:line-break/>Partie 3 :<text:line-break/>- Récupérer le film qui a fait le moins de vue au box-office<text:line-break/>- Récupérer le film qui a fait le plus de vue au box-office<text:line-break/>- Récupérer les 3 films les plus vue au box-office<text:line-break/><text:line-break/>*****************************<text:line-break/>* ATTENDRE POINT AVEC SIMON *<text:line-break/>*****************************<text:line-break/><text:line-break/>Partie 4 :<text:line-break/>- Pour chaque film, récupérer son titre, son année de sortie et le nom du réalisateur<text:line-break/>- Pour chaque film, récupérer toutes les informations sur celui-ci et le nom du réalisateur<text:line-break/>- Récupérer le titre de chaque film ainsi que le nom du réalisateur, trié par ordre alphabétique sur le <text:soft-page-break/>titre du film.<text:line-break/>- Pareil mais trié sur le nom du réalisateur.<text:line-break/><text:line-break/>Partie 5 : <text:line-break/>- Récuperer tous les films du réalisateur "George Lucas"<text:line-break/>- Récuperer tous les films du réalisateur qui n'es pas "George Lucas"<text:line-break/>- Récupérer tous les films dont le réalisateur possède la lettre 's' dans son nom ou prénom.<text:line-break/><text:line-break/>Partie 6 :<text:line-break/>- Récupérer tous les films du plus jeune au plus vieux réalisateur<text:line-break/>- Récupérer le nombre de films par réalisateur (avec le nom du réalisateur)<text:line-break/><text:line-break/>Partie 7 :<text:line-break/>- Récupérer la somme des vues de tous les films du réalisateur 'George Lucas'<text:line-break/>- Récupérer la somme des vues de tous les films par réalisateur<text:line-break/>- Récupérer la moyenne des vues de tous les films par réalisateur<text:line-break/>- Récupérer la somme des vues par nationalité (du réalisateur)<text:line-break/><text:line-break/>Partie 8 :<text:line-break/>- Récupérer le réalisateur qui fait le plus de vues.<text:line-break/>- Récupérer les nationalités (de réalisateur) qui ont fait plus de 200000 vues<text:line-break/><text:line-break/>Partie 8 :<text:line-break/>- Tous les films du réalisateur 'George Lucas' ont fait 20 vues de plus au box office. Mettez à jour ces fil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4:01.213000000</meta:creation-date>
    <dc:date>2019-01-04T16:53:39.850000000</dc:date>
    <meta:editing-duration>PT2H59M28S</meta:editing-duration>
    <meta:editing-cycles>1</meta:editing-cycles>
    <meta:document-statistic meta:table-count="0" meta:image-count="0" meta:object-count="0" meta:page-count="2" meta:paragraph-count="1" meta:word-count="441" meta:character-count="2663" meta:non-whitespace-character-count="2169"/>
    <meta:generator>LibreOffice/5.3.7.2$Windows_X86_64 LibreOffice_project/6b8ed514a9f8b44d37a1b96673cbbdd077e24059</meta:generator>
  </office:meta>
</office:document-meta>
</file>